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eldInfos.add( Collection names , boolean isIndex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eldInfos.addInternal( String name , boolean isIndexed , boolean storeTermVector , boolean storePositionWithTermVector , boolean storeOffsetWithTermVector , boolean omitNorms , boolean storePayloads , boolean omitT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ieldInfos.clo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ieldInfos.write( IndexOutput outpu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FieldInfos.write( Directory d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ieldInfos.add( Document do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ieldInfos.addIndexed( Collection names , boolean storeTermVectors , boolean storePositionWithTermVector , boolean storeOffsetWithTermVec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eldInfos.fieldNumber( String field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eldInfos.add( String name , boolean isIndexed , boolean storeTermVector , boolean storePositionWithTermVector , boolean storeOffsetWithTermV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Infos.fieldInfo( String fiel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Infos.fieldName( int fieldNumb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eldInfos.fieldInfo( int fieldNumb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Infos.read( IndexInput inp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FieldInfos.add( String name , boolean isIndexed , boolean storeTermV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Infos.FieldInfos( Directory d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ieldInfos.hasProx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eldInfos.add( String name , boolean isIndex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Infos.FieldInfo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eldInfos.hasVector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ieldInfos.add( String name , boolean isIndexed , boolean storeTermVector , boolean storePositionWithTermVector , boolean storeOffsetWithTermVector , boolean omitNorms , boolean storePayloads , boolean omitT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ieldInfos.add( String name , boolean isIndexed , boolean storeTermVector , boolean storePositionWithTermVector , boolean storeOffsetWithTermVector , boolean omitNor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eldInfos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